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24-02-22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22-01-25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21-01-25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20-02-03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19-02-0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17-02-01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16-01-27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15-01-22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14-01-29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13-01-29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12-01-25 2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11-02-1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10-02-02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0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08-01-31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0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06-01-19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0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200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9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9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9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8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7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7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51060405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